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1C0000013D9494DD3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514cm" svg:height="8.387cm" svg:x="1.386cm" svg:y="2.713cm">
          <draw:image xlink:href="Pictures/100000000000011C0000013D9494DD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23:16:41.231000000</meta:creation-date>
    <dc:date>2014-12-04T23:17:42.455000000</dc:date>
    <meta:editing-duration>PT1M1S</meta:editing-duration>
    <meta:editing-cycles>1</meta:editing-cycles>
    <meta:document-statistic meta:object-count="1"/>
    <meta:generator>LibreOffice/4.3.2.2$Windows_x86 LibreOffice_project/edfb5295ba211bd31ad47d0bad0118690f76407d</meta:generator>
  </office:meta>
</office:document-meta>
</file>